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40F53B4A4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06cm" svg:height="8.466cm" svg:x="1cm" svg:y="1.034cm">
          <draw:image xlink:href="Pictures/100000000000027F00000140F53B4A4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24:35</dc:date>
    <meta:generator>NeoOffice/3.4.1$Unix OpenOffice.org_project/Patch 15</meta:generator>
    <meta:editing-duration>PT00H10M39S</meta:editing-duration>
    <meta:editing-cycles>10</meta:editing-cycles>
    <meta:document-statistic meta:object-count="1"/>
  </office:meta>
</office:document-meta>
</file>